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36in"/>
    </style:style>
    <style:style style:name="co2" style:family="table-column">
      <style:table-column-properties fo:break-before="auto" style:column-width="0.2693in"/>
    </style:style>
    <style:style style:name="co3" style:family="table-column">
      <style:table-column-properties fo:break-before="auto" style:column-width="0.9902in"/>
    </style:style>
    <style:style style:name="co4" style:family="table-column">
      <style:table-column-properties fo:break-before="auto" style:column-width="5.5854in"/>
    </style:style>
    <style:style style:name="co5" style:family="table-column">
      <style:table-column-properties fo:break-before="auto" style:column-width="6.2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20:26:25,630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64511958629606">
            <text:p>0.1645119586</text:p>
          </table:table-cell>
          <table:table-cell office:value-type="string">
            <text:p>[PATTERN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37:24,732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280952380952381">
            <text:p>0.280952381</text:p>
          </table:table-cell>
          <table:table-cell office:value-type="string">
            <text:p>[PATTERN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38:21,180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327817280758457">
            <text:p>0.3278172808</text:p>
          </table:table-cell>
          <table:table-cell office:value-type="string">
            <text:p>[PATTERN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38:47,560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39:43,895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40:40,331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41:36,739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PATTERN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42:02,981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474876104287869">
            <text:p>0.4748761043</text:p>
          </table:table-cell>
          <table:table-cell office:value-type="string">
            <text:p>[PATTERN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42:59,671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480532212885154">
            <text:p>0.4805322129</text:p>
          </table:table-cell>
          <table:table-cell office:value-type="string">
            <text:p>[PATTERN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43:56,069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480532212885154">
            <text:p>0.4805322129</text:p>
          </table:table-cell>
          <table:table-cell office:value-type="string">
            <text:p>[PATTERN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44:52,716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578571428571429">
            <text:p>0.5785714286</text:p>
          </table:table-cell>
          <table:table-cell office:value-type="string">
            <text:p>[PATTERN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45:18,862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579864253393665">
            <text:p>0.5798642534</text:p>
          </table:table-cell>
          <table:table-cell office:value-type="string">
            <text:p>[PATTERN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46:15,247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586784668618579">
            <text:p>0.5867846686</text:p>
          </table:table-cell>
          <table:table-cell office:value-type="string">
            <text:p>[PATTERN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47:11,649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621881060116354">
            <text:p>0.6218810601</text:p>
          </table:table-cell>
          <table:table-cell office:value-type="string">
            <text:p>[PATTERN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48:08,197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5546218487395">
            <text:p>0.1554621849</text:p>
          </table:table-cell>
          <table:table-cell office:value-type="string">
            <text:p>[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48:34,824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222128851540616">
            <text:p>0.2221288515</text:p>
          </table:table-cell>
          <table:table-cell office:value-type="string">
            <text:p>[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49:31,423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327817280758457">
            <text:p>0.3278172808</text:p>
          </table:table-cell>
          <table:table-cell office:value-type="string">
            <text:p>[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49:57,558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386640810170222">
            <text:p>0.3866408102</text:p>
          </table:table-cell>
          <table:table-cell office:value-type="string">
            <text:p>[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0:24,118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386640810170222">
            <text:p>0.3866408102</text:p>
          </table:table-cell>
          <table:table-cell office:value-type="string">
            <text:p>[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0:50,443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1:16,656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1:42,976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474876104287869">
            <text:p>0.4748761043</text:p>
          </table:table-cell>
          <table:table-cell office:value-type="string">
            <text:p>[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2:09,687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480532212885154">
            <text:p>0.4805322129</text:p>
          </table:table-cell>
          <table:table-cell office:value-type="string">
            <text:p>[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2:36,455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480532212885154">
            <text:p>0.4805322129</text:p>
          </table:table-cell>
          <table:table-cell office:value-type="string">
            <text:p>[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3:02,541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578571428571429">
            <text:p>0.5785714286</text:p>
          </table:table-cell>
          <table:table-cell office:value-type="string">
            <text:p>[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3:29,144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579864253393665">
            <text:p>0.5798642534</text:p>
          </table:table-cell>
          <table:table-cell office:value-type="string">
            <text:p>[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3:55,316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586784668618579">
            <text:p>0.5867846686</text:p>
          </table:table-cell>
          <table:table-cell office:value-type="string">
            <text:p>[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4:21,460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621881060116354">
            <text:p>0.6218810601</text:p>
          </table:table-cell>
          <table:table-cell office:value-type="string">
            <text:p>[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4:47,611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string">
            <text:p>[PATTERN, 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5:14,517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233893557422969">
            <text:p>0.2338935574</text:p>
          </table:table-cell>
          <table:table-cell office:value-type="string">
            <text:p>[PATTERN, 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5:40,757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298405516052575">
            <text:p>0.2984055161</text:p>
          </table:table-cell>
          <table:table-cell office:value-type="string">
            <text:p>[PATTERN, 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6:06,932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, 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6:33,301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, 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7:00,082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445464339581987">
            <text:p>0.4454643396</text:p>
          </table:table-cell>
          <table:table-cell office:value-type="string">
            <text:p>[PATTERN, 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7:26,700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PATTERN, 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7:53,022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6892911010558">
            <text:p>0.516892911</text:p>
          </table:table-cell>
          <table:table-cell office:value-type="string">
            <text:p>[PATTERN, 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8:19,416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81372549019608">
            <text:p>0.581372549</text:p>
          </table:table-cell>
          <table:table-cell office:value-type="string">
            <text:p>[PATTERN, 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8:46,329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81372549019608">
            <text:p>0.581372549</text:p>
          </table:table-cell>
          <table:table-cell office:value-type="string">
            <text:p>[PATTERN, 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9:12,685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20588235294118">
            <text:p>0.6205882353</text:p>
          </table:table-cell>
          <table:table-cell office:value-type="string">
            <text:p>[PATTERN, 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0:59:39,009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21881060116354">
            <text:p>0.6218810601</text:p>
          </table:table-cell>
          <table:table-cell office:value-type="string">
            <text:p>[PATTERN, 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0:05,619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21881060116354">
            <text:p>0.6218810601</text:p>
          </table:table-cell>
          <table:table-cell office:value-type="string">
            <text:p>[PATTERN, 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0:32,324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621881060116354">
            <text:p>0.6218810601</text:p>
          </table:table-cell>
          <table:table-cell office:value-type="string">
            <text:p>[PATTERN, PREDICAT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0:58,636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75070028011204">
            <text:p>0.175070028</text:p>
          </table:table-cell>
          <table:table-cell office:value-type="string">
            <text:p>[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1:25,470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280952380952381">
            <text:p>0.280952381</text:p>
          </table:table-cell>
          <table:table-cell office:value-type="string">
            <text:p>[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1:52,025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298405516052575">
            <text:p>0.2984055161</text:p>
          </table:table-cell>
          <table:table-cell office:value-type="string">
            <text:p>[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2:17,790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386640810170222">
            <text:p>0.3866408102</text:p>
          </table:table-cell>
          <table:table-cell office:value-type="string">
            <text:p>[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2:43,583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386640810170222">
            <text:p>0.3866408102</text:p>
          </table:table-cell>
          <table:table-cell office:value-type="string">
            <text:p>[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3:09,685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3:35,394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4:01,074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474876104287869">
            <text:p>0.4748761043</text:p>
          </table:table-cell>
          <table:table-cell office:value-type="string">
            <text:p>[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4:26,773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480532212885154">
            <text:p>0.4805322129</text:p>
          </table:table-cell>
          <table:table-cell office:value-type="string">
            <text:p>[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4:53,054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480532212885154">
            <text:p>0.4805322129</text:p>
          </table:table-cell>
          <table:table-cell office:value-type="string">
            <text:p>[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5:18,784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578571428571429">
            <text:p>0.5785714286</text:p>
          </table:table-cell>
          <table:table-cell office:value-type="string">
            <text:p>[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5:44,477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579864253393665">
            <text:p>0.5798642534</text:p>
          </table:table-cell>
          <table:table-cell office:value-type="string">
            <text:p>[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6:10,695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586784668618579">
            <text:p>0.5867846686</text:p>
          </table:table-cell>
          <table:table-cell office:value-type="string">
            <text:p>[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6:36,808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621881060116354">
            <text:p>0.6218810601</text:p>
          </table:table-cell>
          <table:table-cell office:value-type="string">
            <text:p>[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7:02,982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233893557422969">
            <text:p>0.2338935574</text:p>
          </table:table-cell>
          <table:table-cell office:value-type="string">
            <text:p>[PATTERN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7:28,753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280952380952381">
            <text:p>0.280952381</text:p>
          </table:table-cell>
          <table:table-cell office:value-type="string">
            <text:p>[PATTERN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7:54,815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298405516052575">
            <text:p>0.2984055161</text:p>
          </table:table-cell>
          <table:table-cell office:value-type="string">
            <text:p>[PATTERN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8:20,670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8:46,448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9:12,294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09:38,099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PATTERN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0:03,951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474876104287869">
            <text:p>0.4748761043</text:p>
          </table:table-cell>
          <table:table-cell office:value-type="string">
            <text:p>[PATTERN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0:30,009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22549019607843">
            <text:p>0.5225490196</text:p>
          </table:table-cell>
          <table:table-cell office:value-type="string">
            <text:p>[PATTERN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0:55,844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81372549019608">
            <text:p>0.581372549</text:p>
          </table:table-cell>
          <table:table-cell office:value-type="string">
            <text:p>[PATTERN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1:21,636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20588235294118">
            <text:p>0.6205882353</text:p>
          </table:table-cell>
          <table:table-cell office:value-type="string">
            <text:p>[PATTERN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1:48,309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21881060116354">
            <text:p>0.6218810601</text:p>
          </table:table-cell>
          <table:table-cell office:value-type="string">
            <text:p>[PATTERN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2:14,255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21881060116354">
            <text:p>0.6218810601</text:p>
          </table:table-cell>
          <table:table-cell office:value-type="string">
            <text:p>[PATTERN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2:40,019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621881060116354">
            <text:p>0.6218810601</text:p>
          </table:table-cell>
          <table:table-cell office:value-type="string">
            <text:p>[PATTERN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3:06,215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5546218487395">
            <text:p>0.1554621849</text:p>
          </table:table-cell>
          <table:table-cell office:value-type="string">
            <text:p>[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3:33,242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222128851540616">
            <text:p>0.2221288515</text:p>
          </table:table-cell>
          <table:table-cell office:value-type="string">
            <text:p>[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3:59,284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327817280758457">
            <text:p>0.3278172808</text:p>
          </table:table-cell>
          <table:table-cell office:value-type="string">
            <text:p>[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4:25,235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386640810170222">
            <text:p>0.3866408102</text:p>
          </table:table-cell>
          <table:table-cell office:value-type="string">
            <text:p>[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4:51,526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386640810170222">
            <text:p>0.3866408102</text:p>
          </table:table-cell>
          <table:table-cell office:value-type="string">
            <text:p>[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5:17,630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5:43,524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6:09,633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474876104287869">
            <text:p>0.4748761043</text:p>
          </table:table-cell>
          <table:table-cell office:value-type="string">
            <text:p>[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6:35,901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480532212885154">
            <text:p>0.4805322129</text:p>
          </table:table-cell>
          <table:table-cell office:value-type="string">
            <text:p>[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7:02,098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480532212885154">
            <text:p>0.4805322129</text:p>
          </table:table-cell>
          <table:table-cell office:value-type="string">
            <text:p>[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7:28,130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578571428571429">
            <text:p>0.5785714286</text:p>
          </table:table-cell>
          <table:table-cell office:value-type="string">
            <text:p>[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7:54,647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579864253393665">
            <text:p>0.5798642534</text:p>
          </table:table-cell>
          <table:table-cell office:value-type="string">
            <text:p>[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8:20,757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586784668618579">
            <text:p>0.5867846686</text:p>
          </table:table-cell>
          <table:table-cell office:value-type="string">
            <text:p>[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8:47,363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621881060116354">
            <text:p>0.6218810601</text:p>
          </table:table-cell>
          <table:table-cell office:value-type="string">
            <text:p>[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9:14,001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string">
            <text:p>[PATTERN, 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19:40,032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233893557422969">
            <text:p>0.2338935574</text:p>
          </table:table-cell>
          <table:table-cell office:value-type="string">
            <text:p>[PATTERN, 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0:06,584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298405516052575">
            <text:p>0.2984055161</text:p>
          </table:table-cell>
          <table:table-cell office:value-type="string">
            <text:p>[PATTERN, 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0:32,610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, 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0:58,699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, 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1:25,139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445464339581987">
            <text:p>0.4454643396</text:p>
          </table:table-cell>
          <table:table-cell office:value-type="string">
            <text:p>[PATTERN, 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1:51,417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PATTERN, 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2:17,518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6892911010558">
            <text:p>0.516892911</text:p>
          </table:table-cell>
          <table:table-cell office:value-type="string">
            <text:p>[PATTERN, 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2:43,487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81372549019608">
            <text:p>0.581372549</text:p>
          </table:table-cell>
          <table:table-cell office:value-type="string">
            <text:p>[PATTERN, 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3:10,087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81372549019608">
            <text:p>0.581372549</text:p>
          </table:table-cell>
          <table:table-cell office:value-type="string">
            <text:p>[PATTERN, 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3:39,046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20588235294118">
            <text:p>0.6205882353</text:p>
          </table:table-cell>
          <table:table-cell office:value-type="string">
            <text:p>[PATTERN, 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4:06,381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21881060116354">
            <text:p>0.6218810601</text:p>
          </table:table-cell>
          <table:table-cell office:value-type="string">
            <text:p>[PATTERN, 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4:32,408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21881060116354">
            <text:p>0.6218810601</text:p>
          </table:table-cell>
          <table:table-cell office:value-type="string">
            <text:p>[PATTERN, 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4:58,951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621881060116354">
            <text:p>0.6218810601</text:p>
          </table:table-cell>
          <table:table-cell office:value-type="string">
            <text:p>[PATTERN, PREDICATES, NR_OF_TYPE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5:25,104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75070028011204">
            <text:p>0.175070028</text:p>
          </table:table-cell>
          <table:table-cell office:value-type="string">
            <text:p>[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5:51,159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280952380952381">
            <text:p>0.280952381</text:p>
          </table:table-cell>
          <table:table-cell office:value-type="string">
            <text:p>[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6:17,167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327817280758457">
            <text:p>0.3278172808</text:p>
          </table:table-cell>
          <table:table-cell office:value-type="string">
            <text:p>[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6:43,628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386640810170222">
            <text:p>0.3866408102</text:p>
          </table:table-cell>
          <table:table-cell office:value-type="string">
            <text:p>[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7:09,913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386640810170222">
            <text:p>0.3866408102</text:p>
          </table:table-cell>
          <table:table-cell office:value-type="string">
            <text:p>[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7:36,065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8:02,190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8:28,677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474876104287869">
            <text:p>0.4748761043</text:p>
          </table:table-cell>
          <table:table-cell office:value-type="string">
            <text:p>[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8:54,702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480532212885154">
            <text:p>0.4805322129</text:p>
          </table:table-cell>
          <table:table-cell office:value-type="string">
            <text:p>[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9:20,716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480532212885154">
            <text:p>0.4805322129</text:p>
          </table:table-cell>
          <table:table-cell office:value-type="string">
            <text:p>[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29:46,843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578571428571429">
            <text:p>0.5785714286</text:p>
          </table:table-cell>
          <table:table-cell office:value-type="string">
            <text:p>[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0:12,932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579864253393665">
            <text:p>0.5798642534</text:p>
          </table:table-cell>
          <table:table-cell office:value-type="string">
            <text:p>[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0:38,968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586784668618579">
            <text:p>0.5867846686</text:p>
          </table:table-cell>
          <table:table-cell office:value-type="string">
            <text:p>[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1:05,167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621881060116354">
            <text:p>0.6218810601</text:p>
          </table:table-cell>
          <table:table-cell office:value-type="string">
            <text:p>[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1:31,412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233893557422969">
            <text:p>0.2338935574</text:p>
          </table:table-cell>
          <table:table-cell office:value-type="string">
            <text:p>[PATTERN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1:57,712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280952380952381">
            <text:p>0.280952381</text:p>
          </table:table-cell>
          <table:table-cell office:value-type="string">
            <text:p>[PATTERN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2:23,716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327817280758457">
            <text:p>0.3278172808</text:p>
          </table:table-cell>
          <table:table-cell office:value-type="string">
            <text:p>[PATTERN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2:50,158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3:16,357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445464339581987">
            <text:p>0.4454643396</text:p>
          </table:table-cell>
          <table:table-cell office:value-type="string">
            <text:p>[PATTERN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3:42,385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445464339581987">
            <text:p>0.4454643396</text:p>
          </table:table-cell>
          <table:table-cell office:value-type="string">
            <text:p>[PATTERN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4:08,893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84680025856497">
            <text:p>0.4846800259</text:p>
          </table:table-cell>
          <table:table-cell office:value-type="string">
            <text:p>[PATTERN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4:35,021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PATTERN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5:01,294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19747899159664">
            <text:p>0.5197478992</text:p>
          </table:table-cell>
          <table:table-cell office:value-type="string">
            <text:p>[PATTERN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5:27,314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19747899159664">
            <text:p>0.5197478992</text:p>
          </table:table-cell>
          <table:table-cell office:value-type="string">
            <text:p>[PATTERN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5:54,076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578571428571429">
            <text:p>0.5785714286</text:p>
          </table:table-cell>
          <table:table-cell office:value-type="string">
            <text:p>[PATTERN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6:20,898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579864253393665">
            <text:p>0.5798642534</text:p>
          </table:table-cell>
          <table:table-cell office:value-type="string">
            <text:p>[PATTERN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6:47,158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586784668618579">
            <text:p>0.5867846686</text:p>
          </table:table-cell>
          <table:table-cell office:value-type="string">
            <text:p>[PATTERN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7:13,473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621881060116354">
            <text:p>0.6218810601</text:p>
          </table:table-cell>
          <table:table-cell office:value-type="string">
            <text:p>[PATTERN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7:39,968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225490196078431">
            <text:p>0.2254901961</text:p>
          </table:table-cell>
          <table:table-cell office:value-type="string">
            <text:p>[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8:06,171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280952380952381">
            <text:p>0.280952381</text:p>
          </table:table-cell>
          <table:table-cell office:value-type="string">
            <text:p>[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8:32,293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290002154708037">
            <text:p>0.2900021547</text:p>
          </table:table-cell>
          <table:table-cell office:value-type="string">
            <text:p>[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8:58,646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386640810170222">
            <text:p>0.3866408102</text:p>
          </table:table-cell>
          <table:table-cell office:value-type="string">
            <text:p>[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9:25,277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386640810170222">
            <text:p>0.3866408102</text:p>
          </table:table-cell>
          <table:table-cell office:value-type="string">
            <text:p>[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39:51,555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0:17,590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84680025856497">
            <text:p>0.4846800259</text:p>
          </table:table-cell>
          <table:table-cell office:value-type="string">
            <text:p>[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0:44,025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1:10,663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19747899159664">
            <text:p>0.5197478992</text:p>
          </table:table-cell>
          <table:table-cell office:value-type="string">
            <text:p>[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1:36,798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78571428571429">
            <text:p>0.5785714286</text:p>
          </table:table-cell>
          <table:table-cell office:value-type="string">
            <text:p>[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2:03,246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578571428571429">
            <text:p>0.5785714286</text:p>
          </table:table-cell>
          <table:table-cell office:value-type="string">
            <text:p>[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2:36,725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578571428571429">
            <text:p>0.5785714286</text:p>
          </table:table-cell>
          <table:table-cell office:value-type="string">
            <text:p>[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3:20,267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24707530070852">
            <text:p>0.6247075301</text:p>
          </table:table-cell>
          <table:table-cell office:value-type="string">
            <text:p>[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4:14,867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4:48,432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0972850678733032">
            <text:p>0.0972850679</text:p>
          </table:table-cell>
          <table:table-cell office:value-type="string">
            <text:p>[PATTERN, 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5:20,451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PATTERN, 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6:04,761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05688429217841">
            <text:p>0.1056884292</text:p>
          </table:table-cell>
          <table:table-cell office:value-type="string">
            <text:p>[PATTERN, 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6:38,669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PATTERN, 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7:18,012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PATTERN, 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7:50,305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3958198664081">
            <text:p>0.3395819866</text:p>
          </table:table-cell>
          <table:table-cell office:value-type="string">
            <text:p>[PATTERN, 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8:22,535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84680025856497">
            <text:p>0.4846800259</text:p>
          </table:table-cell>
          <table:table-cell office:value-type="string">
            <text:p>[PATTERN, 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8:56,289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53307476836889">
            <text:p>0.5533074768</text:p>
          </table:table-cell>
          <table:table-cell office:value-type="string">
            <text:p>[PATTERN, 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49:29,935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53307476836889">
            <text:p>0.5533074768</text:p>
          </table:table-cell>
          <table:table-cell office:value-type="string">
            <text:p>[PATTERN, 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0:03,136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612131006248653">
            <text:p>0.6121310062</text:p>
          </table:table-cell>
          <table:table-cell office:value-type="string">
            <text:p>[PATTERN, 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0:35,419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ATTERN, 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1:07,965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6610644257703">
            <text:p>0.6766106443</text:p>
          </table:table-cell>
          <table:table-cell office:value-type="string">
            <text:p>[PATTERN, 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1:39,937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3531059482617">
            <text:p>0.6835310595</text:p>
          </table:table-cell>
          <table:table-cell office:value-type="string">
            <text:p>[PATTERN, 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2:14,917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ATTERN, PREDICAT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2:47,167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05688429217841">
            <text:p>0.1056884292</text:p>
          </table:table-cell>
          <table:table-cell office:value-type="string">
            <text:p>[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3:20,299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3:57,677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24786977728154">
            <text:p>0.1247869777</text:p>
          </table:table-cell>
          <table:table-cell office:value-type="string">
            <text:p>[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4:35,806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5:15,329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6:00,804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3958198664081">
            <text:p>0.3395819866</text:p>
          </table:table-cell>
          <table:table-cell office:value-type="string">
            <text:p>[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6:38,821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7:23,903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8:07,349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14091790562379">
            <text:p>0.5140917906</text:p>
          </table:table-cell>
          <table:table-cell office:value-type="string">
            <text:p>[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8:45,057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14091790562379">
            <text:p>0.5140917906</text:p>
          </table:table-cell>
          <table:table-cell office:value-type="string">
            <text:p>[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1:59:22,265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0:06,634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790346907994">
            <text:p>0.6779034691</text:p>
          </table:table-cell>
          <table:table-cell office:value-type="string">
            <text:p>[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0:44,923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4823884304853">
            <text:p>0.6848238843</text:p>
          </table:table-cell>
          <table:table-cell office:value-type="string">
            <text:p>[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1:27,360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2:15,187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05688429217841">
            <text:p>0.1056884292</text:p>
          </table:table-cell>
          <table:table-cell office:value-type="string">
            <text:p>[PATTERN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2:54,467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PATTERN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3:45,721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24786977728154">
            <text:p>0.1247869777</text:p>
          </table:table-cell>
          <table:table-cell office:value-type="string">
            <text:p>[PATTERN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4:31,403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PATTERN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5:16,191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PATTERN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5:58,500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6:48,917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84680025856497">
            <text:p>0.4846800259</text:p>
          </table:table-cell>
          <table:table-cell office:value-type="string">
            <text:p>[PATTERN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7:21,199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PATTERN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7:54,804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53307476836889">
            <text:p>0.5533074768</text:p>
          </table:table-cell>
          <table:table-cell office:value-type="string">
            <text:p>[PATTERN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8:29,038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612131006248653">
            <text:p>0.6121310062</text:p>
          </table:table-cell>
          <table:table-cell office:value-type="string">
            <text:p>[PATTERN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9:05,956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ATTERN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09:38,938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790346907994">
            <text:p>0.6779034691</text:p>
          </table:table-cell>
          <table:table-cell office:value-type="string">
            <text:p>[PATTERN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0:16,544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4823884304853">
            <text:p>0.6848238843</text:p>
          </table:table-cell>
          <table:table-cell office:value-type="string">
            <text:p>[PATTERN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0:55,172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ATTERN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1:35,709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0972850678733032">
            <text:p>0.0972850679</text:p>
          </table:table-cell>
          <table:table-cell office:value-type="string">
            <text:p>[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2:08,385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2:42,036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16383616383616">
            <text:p>0.1163836164</text:p>
          </table:table-cell>
          <table:table-cell office:value-type="string">
            <text:p>[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3:16,766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3:50,285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4:23,424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5:01,452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84680025856497">
            <text:p>0.4846800259</text:p>
          </table:table-cell>
          <table:table-cell office:value-type="string">
            <text:p>[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5:38,852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6:13,072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53307476836889">
            <text:p>0.5533074768</text:p>
          </table:table-cell>
          <table:table-cell office:value-type="string">
            <text:p>[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6:46,677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612131006248653">
            <text:p>0.6121310062</text:p>
          </table:table-cell>
          <table:table-cell office:value-type="string">
            <text:p>[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7:20,078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7:53,487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6610644257703">
            <text:p>0.6766106443</text:p>
          </table:table-cell>
          <table:table-cell office:value-type="string">
            <text:p>[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8:27,105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3531059482617">
            <text:p>0.6835310595</text:p>
          </table:table-cell>
          <table:table-cell office:value-type="string">
            <text:p>[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9:06,522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19:45,442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0972850678733032">
            <text:p>0.0972850679</text:p>
          </table:table-cell>
          <table:table-cell office:value-type="string">
            <text:p>[PATTERN, 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0:29,509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PATTERN, 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1:10,425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05688429217841">
            <text:p>0.1056884292</text:p>
          </table:table-cell>
          <table:table-cell office:value-type="string">
            <text:p>[PATTERN, 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1:58,038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PATTERN, 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2:50,285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PATTERN, 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3:29,987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3958198664081">
            <text:p>0.3395819866</text:p>
          </table:table-cell>
          <table:table-cell office:value-type="string">
            <text:p>[PATTERN, 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4:07,412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84680025856497">
            <text:p>0.4846800259</text:p>
          </table:table-cell>
          <table:table-cell office:value-type="string">
            <text:p>[PATTERN, 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4:45,864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53307476836889">
            <text:p>0.5533074768</text:p>
          </table:table-cell>
          <table:table-cell office:value-type="string">
            <text:p>[PATTERN, 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5:24,927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53307476836889">
            <text:p>0.5533074768</text:p>
          </table:table-cell>
          <table:table-cell office:value-type="string">
            <text:p>[PATTERN, 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6:05,054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612131006248653">
            <text:p>0.6121310062</text:p>
          </table:table-cell>
          <table:table-cell office:value-type="string">
            <text:p>[PATTERN, 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6:39,437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ATTERN, 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7:18,742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6610644257703">
            <text:p>0.6766106443</text:p>
          </table:table-cell>
          <table:table-cell office:value-type="string">
            <text:p>[PATTERN, 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7:52,124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3531059482617">
            <text:p>0.6835310595</text:p>
          </table:table-cell>
          <table:table-cell office:value-type="string">
            <text:p>[PATTERN, 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8:25,855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ATTERN, PREDICATES, NR_OF_TYPES, NR_OF_TERM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9:04,221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05688429217841">
            <text:p>0.1056884292</text:p>
          </table:table-cell>
          <table:table-cell office:value-type="string">
            <text:p>[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29:37,986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0:11,796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43503555268261">
            <text:p>0.1435035553</text:p>
          </table:table-cell>
          <table:table-cell office:value-type="string">
            <text:p>[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0:48,911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1:22,911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2:10,021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280758457229045">
            <text:p>0.2807584572</text:p>
          </table:table-cell>
          <table:table-cell office:value-type="string">
            <text:p>[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2:43,483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3:18,337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3:52,310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14091790562379">
            <text:p>0.5140917906</text:p>
          </table:table-cell>
          <table:table-cell office:value-type="string">
            <text:p>[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4:25,945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14091790562379">
            <text:p>0.5140917906</text:p>
          </table:table-cell>
          <table:table-cell office:value-type="string">
            <text:p>[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5:01,764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5:44,287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790346907994">
            <text:p>0.6779034691</text:p>
          </table:table-cell>
          <table:table-cell office:value-type="string">
            <text:p>[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6:44,408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4823884304853">
            <text:p>0.6848238843</text:p>
          </table:table-cell>
          <table:table-cell office:value-type="string">
            <text:p>[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7:23,455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7:57,940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64511958629606">
            <text:p>0.1645119586</text:p>
          </table:table-cell>
          <table:table-cell office:value-type="string">
            <text:p>[PATTERN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8:39,598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64511958629606">
            <text:p>0.1645119586</text:p>
          </table:table-cell>
          <table:table-cell office:value-type="string">
            <text:p>[PATTERN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9:12,888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213022271845801">
            <text:p>0.2130222718</text:p>
          </table:table-cell>
          <table:table-cell office:value-type="string">
            <text:p>[PATTERN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39:54,440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71845801257566">
            <text:p>0.2718458013</text:p>
          </table:table-cell>
          <table:table-cell office:value-type="string">
            <text:p>[PATTERN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40:27,676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33958198664081">
            <text:p>0.3395819866</text:p>
          </table:table-cell>
          <table:table-cell office:value-type="string">
            <text:p>[PATTERN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41:01,594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445464339581987">
            <text:p>0.4454643396</text:p>
          </table:table-cell>
          <table:table-cell office:value-type="string">
            <text:p>[PATTERN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41:38,313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PATTERN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42:14,157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PATTERN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42:59,310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14091790562379">
            <text:p>0.5140917906</text:p>
          </table:table-cell>
          <table:table-cell office:value-type="string">
            <text:p>[PATTERN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43:40,115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14091790562379">
            <text:p>0.5140917906</text:p>
          </table:table-cell>
          <table:table-cell office:value-type="string">
            <text:p>[PATTERN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44:31,449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ATTERN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45:22,678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790346907994">
            <text:p>0.6779034691</text:p>
          </table:table-cell>
          <table:table-cell office:value-type="string">
            <text:p>[PATTERN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45:59,868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4823884304853">
            <text:p>0.6848238843</text:p>
          </table:table-cell>
          <table:table-cell office:value-type="string">
            <text:p>[PATTERN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46:46,428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ATTERN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47:28,203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05688429217841">
            <text:p>0.1056884292</text:p>
          </table:table-cell>
          <table:table-cell office:value-type="string">
            <text:p>[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48:25,216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49:13,802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43503555268261">
            <text:p>0.1435035553</text:p>
          </table:table-cell>
          <table:table-cell office:value-type="string">
            <text:p>[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49:52,893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0:30,801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1:14,253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3958198664081">
            <text:p>0.3395819866</text:p>
          </table:table-cell>
          <table:table-cell office:value-type="string">
            <text:p>[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1:50,802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2:23,961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2:57,387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14091790562379">
            <text:p>0.5140917906</text:p>
          </table:table-cell>
          <table:table-cell office:value-type="string">
            <text:p>[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3:31,177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14091790562379">
            <text:p>0.5140917906</text:p>
          </table:table-cell>
          <table:table-cell office:value-type="string">
            <text:p>[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4:07,356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4:40,111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790346907994">
            <text:p>0.6779034691</text:p>
          </table:table-cell>
          <table:table-cell office:value-type="string">
            <text:p>[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5:13,198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4823884304853">
            <text:p>0.6848238843</text:p>
          </table:table-cell>
          <table:table-cell office:value-type="string">
            <text:p>[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5:50,842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6:28,283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64511958629606">
            <text:p>0.1645119586</text:p>
          </table:table-cell>
          <table:table-cell office:value-type="string">
            <text:p>[PATTERN, 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7:01,355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64511958629606">
            <text:p>0.1645119586</text:p>
          </table:table-cell>
          <table:table-cell office:value-type="string">
            <text:p>[PATTERN, 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7:44,186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213022271845801">
            <text:p>0.2130222718</text:p>
          </table:table-cell>
          <table:table-cell office:value-type="string">
            <text:p>[PATTERN, 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8:19,175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71845801257566">
            <text:p>0.2718458013</text:p>
          </table:table-cell>
          <table:table-cell office:value-type="string">
            <text:p>[PATTERN, 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8:53,940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33958198664081">
            <text:p>0.3395819866</text:p>
          </table:table-cell>
          <table:table-cell office:value-type="string">
            <text:p>[PATTERN, 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2:59:31,364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445464339581987">
            <text:p>0.4454643396</text:p>
          </table:table-cell>
          <table:table-cell office:value-type="string">
            <text:p>[PATTERN, 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0:04,161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PATTERN, 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0:37,656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PATTERN, 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1:17,128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14091790562379">
            <text:p>0.5140917906</text:p>
          </table:table-cell>
          <table:table-cell office:value-type="string">
            <text:p>[PATTERN, 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1:50,770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14091790562379">
            <text:p>0.5140917906</text:p>
          </table:table-cell>
          <table:table-cell office:value-type="string">
            <text:p>[PATTERN, 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2:23,758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ATTERN, 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2:57,900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790346907994">
            <text:p>0.6779034691</text:p>
          </table:table-cell>
          <table:table-cell office:value-type="string">
            <text:p>[PATTERN, 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3:30,430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4823884304853">
            <text:p>0.6848238843</text:p>
          </table:table-cell>
          <table:table-cell office:value-type="string">
            <text:p>[PATTERN, 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4:03,917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ATTERN, PREDICAT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4:44,845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05688429217841">
            <text:p>0.1056884292</text:p>
          </table:table-cell>
          <table:table-cell office:value-type="string">
            <text:p>[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5:18,077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5:51,566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24786977728154">
            <text:p>0.1247869777</text:p>
          </table:table-cell>
          <table:table-cell office:value-type="string">
            <text:p>[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6:25,084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7:01,825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7:35,235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280758457229045">
            <text:p>0.2807584572</text:p>
          </table:table-cell>
          <table:table-cell office:value-type="string">
            <text:p>[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8:09,399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8:43,079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9:17,102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14091790562379">
            <text:p>0.5140917906</text:p>
          </table:table-cell>
          <table:table-cell office:value-type="string">
            <text:p>[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09:50,261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72915319974144">
            <text:p>0.57291532</text:p>
          </table:table-cell>
          <table:table-cell office:value-type="string">
            <text:p>[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0:29,392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1:02,502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790346907994">
            <text:p>0.6779034691</text:p>
          </table:table-cell>
          <table:table-cell office:value-type="string">
            <text:p>[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1:35,442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4823884304853">
            <text:p>0.6848238843</text:p>
          </table:table-cell>
          <table:table-cell office:value-type="string">
            <text:p>[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2:16,791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2:50,475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64511958629606">
            <text:p>0.1645119586</text:p>
          </table:table-cell>
          <table:table-cell office:value-type="string">
            <text:p>[PATTERN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3:35,557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64511958629606">
            <text:p>0.1645119586</text:p>
          </table:table-cell>
          <table:table-cell office:value-type="string">
            <text:p>[PATTERN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4:13,692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83610507139919">
            <text:p>0.1836105071</text:p>
          </table:table-cell>
          <table:table-cell office:value-type="string">
            <text:p>[PATTERN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4:49,446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71845801257566">
            <text:p>0.2718458013</text:p>
          </table:table-cell>
          <table:table-cell office:value-type="string">
            <text:p>[PATTERN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5:22,661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80758457229045">
            <text:p>0.2807584572</text:p>
          </table:table-cell>
          <table:table-cell office:value-type="string">
            <text:p>[PATTERN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5:56,577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6:30,729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PATTERN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7:11,134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474876104287869">
            <text:p>0.4748761043</text:p>
          </table:table-cell>
          <table:table-cell office:value-type="string">
            <text:p>[PATTERN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7:56,366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14091790562379">
            <text:p>0.5140917906</text:p>
          </table:table-cell>
          <table:table-cell office:value-type="string">
            <text:p>[PATTERN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8:32,884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72915319974144">
            <text:p>0.57291532</text:p>
          </table:table-cell>
          <table:table-cell office:value-type="string">
            <text:p>[PATTERN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9:06,194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ATTERN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19:43,912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790346907994">
            <text:p>0.6779034691</text:p>
          </table:table-cell>
          <table:table-cell office:value-type="string">
            <text:p>[PATTERN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0:24,214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4823884304853">
            <text:p>0.6848238843</text:p>
          </table:table-cell>
          <table:table-cell office:value-type="string">
            <text:p>[PATTERN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0:58,581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ATTERN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1:32,492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05688429217841">
            <text:p>0.1056884292</text:p>
          </table:table-cell>
          <table:table-cell office:value-type="string">
            <text:p>[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2:07,721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2:40,742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24786977728154">
            <text:p>0.1247869777</text:p>
          </table:table-cell>
          <table:table-cell office:value-type="string">
            <text:p>[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3:14,287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3:47,657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4:26,880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3958198664081">
            <text:p>0.3395819866</text:p>
          </table:table-cell>
          <table:table-cell office:value-type="string">
            <text:p>[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5:01,901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5:38,605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6:18,887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14091790562379">
            <text:p>0.5140917906</text:p>
          </table:table-cell>
          <table:table-cell office:value-type="string">
            <text:p>[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6:52,757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72915319974144">
            <text:p>0.57291532</text:p>
          </table:table-cell>
          <table:table-cell office:value-type="string">
            <text:p>[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7:30,014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8:02,065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790346907994">
            <text:p>0.6779034691</text:p>
          </table:table-cell>
          <table:table-cell office:value-type="string">
            <text:p>[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8:35,280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4823884304853">
            <text:p>0.6848238843</text:p>
          </table:table-cell>
          <table:table-cell office:value-type="string">
            <text:p>[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9:07,448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29:40,768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64511958629606">
            <text:p>0.1645119586</text:p>
          </table:table-cell>
          <table:table-cell office:value-type="string">
            <text:p>[PATTERN, 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0:15,353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64511958629606">
            <text:p>0.1645119586</text:p>
          </table:table-cell>
          <table:table-cell office:value-type="string">
            <text:p>[PATTERN, 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0:50,254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83610507139919">
            <text:p>0.1836105071</text:p>
          </table:table-cell>
          <table:table-cell office:value-type="string">
            <text:p>[PATTERN, 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1:32,183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71845801257566">
            <text:p>0.2718458013</text:p>
          </table:table-cell>
          <table:table-cell office:value-type="string">
            <text:p>[PATTERN, 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2:04,697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80758457229045">
            <text:p>0.2807584572</text:p>
          </table:table-cell>
          <table:table-cell office:value-type="string">
            <text:p>[PATTERN, 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2:38,614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, 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3:16,643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45464339581987">
            <text:p>0.4454643396</text:p>
          </table:table-cell>
          <table:table-cell office:value-type="string">
            <text:p>[PATTERN, 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3:53,581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474876104287869">
            <text:p>0.4748761043</text:p>
          </table:table-cell>
          <table:table-cell office:value-type="string">
            <text:p>[PATTERN, 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4:25,528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14091790562379">
            <text:p>0.5140917906</text:p>
          </table:table-cell>
          <table:table-cell office:value-type="string">
            <text:p>[PATTERN, 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4:59,788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72915319974144">
            <text:p>0.57291532</text:p>
          </table:table-cell>
          <table:table-cell office:value-type="string">
            <text:p>[PATTERN, 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5:31,550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ATTERN, 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6:05,449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790346907994">
            <text:p>0.6779034691</text:p>
          </table:table-cell>
          <table:table-cell office:value-type="string">
            <text:p>[PATTERN, 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6:38,137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4823884304853">
            <text:p>0.6848238843</text:p>
          </table:table-cell>
          <table:table-cell office:value-type="string">
            <text:p>[PATTERN, 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7:10,628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ATTERN, PREDICATES, NR_OF_TYPE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7:45,405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05688429217841">
            <text:p>0.1056884292</text:p>
          </table:table-cell>
          <table:table-cell office:value-type="string">
            <text:p>[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8:26,241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9:20,990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14091790562379">
            <text:p>0.1140917906</text:p>
          </table:table-cell>
          <table:table-cell office:value-type="string">
            <text:p>[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39:53,559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0:27,570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1:15,486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1:52,048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84680025856497">
            <text:p>0.4846800259</text:p>
          </table:table-cell>
          <table:table-cell office:value-type="string">
            <text:p>[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2:26,396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3:07,508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53307476836889">
            <text:p>0.5533074768</text:p>
          </table:table-cell>
          <table:table-cell office:value-type="string">
            <text:p>[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3:40,734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612131006248653">
            <text:p>0.6121310062</text:p>
          </table:table-cell>
          <table:table-cell office:value-type="string">
            <text:p>[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4:17,428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5:10,522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790346907994">
            <text:p>0.6779034691</text:p>
          </table:table-cell>
          <table:table-cell office:value-type="string">
            <text:p>[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5:50,028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4823884304853">
            <text:p>0.6848238843</text:p>
          </table:table-cell>
          <table:table-cell office:value-type="string">
            <text:p>[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6:22,385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6:56,138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05688429217841">
            <text:p>0.1056884292</text:p>
          </table:table-cell>
          <table:table-cell office:value-type="string">
            <text:p>[PATTERN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7:31,038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PATTERN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8:03,625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14091790562379">
            <text:p>0.1140917906</text:p>
          </table:table-cell>
          <table:table-cell office:value-type="string">
            <text:p>[PATTERN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8:38,663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PATTERN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9:10,940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PATTERN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49:45,346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0:29,002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84680025856497">
            <text:p>0.4846800259</text:p>
          </table:table-cell>
          <table:table-cell office:value-type="string">
            <text:p>[PATTERN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1:01,178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PATTERN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1:34,240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53307476836889">
            <text:p>0.5533074768</text:p>
          </table:table-cell>
          <table:table-cell office:value-type="string">
            <text:p>[PATTERN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2:07,617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612131006248653">
            <text:p>0.6121310062</text:p>
          </table:table-cell>
          <table:table-cell office:value-type="string">
            <text:p>[PATTERN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2:39,350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ATTERN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3:10,981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790346907994">
            <text:p>0.6779034691</text:p>
          </table:table-cell>
          <table:table-cell office:value-type="string">
            <text:p>[PATTERN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3:46,944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4823884304853">
            <text:p>0.6848238843</text:p>
          </table:table-cell>
          <table:table-cell office:value-type="string">
            <text:p>[PATTERN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4:27,131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ATTERN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4:58,813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0972850678733032">
            <text:p>0.0972850679</text:p>
          </table:table-cell>
          <table:table-cell office:value-type="string">
            <text:p>[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5:37,296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6:10,087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05688429217841">
            <text:p>0.1056884292</text:p>
          </table:table-cell>
          <table:table-cell office:value-type="string">
            <text:p>[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6:42,630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7:19,714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7:56,208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8:34,421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84680025856497">
            <text:p>0.4846800259</text:p>
          </table:table-cell>
          <table:table-cell office:value-type="string">
            <text:p>[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9:07,356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53307476836889">
            <text:p>0.5533074768</text:p>
          </table:table-cell>
          <table:table-cell office:value-type="string">
            <text:p>[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23:59:40,490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53307476836889">
            <text:p>0.5533074768</text:p>
          </table:table-cell>
          <table:table-cell office:value-type="string">
            <text:p>[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0:13,361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612131006248653">
            <text:p>0.6121310062</text:p>
          </table:table-cell>
          <table:table-cell office:value-type="string">
            <text:p>[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0:46,292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1:22,664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6610644257703">
            <text:p>0.6766106443</text:p>
          </table:table-cell>
          <table:table-cell office:value-type="string">
            <text:p>[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1:56,544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3531059482617">
            <text:p>0.6835310595</text:p>
          </table:table-cell>
          <table:table-cell office:value-type="string">
            <text:p>[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2:28,939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3:10,566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0972850678733032">
            <text:p>0.0972850679</text:p>
          </table:table-cell>
          <table:table-cell office:value-type="string">
            <text:p>[PATTERN, 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3:42,509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PATTERN, 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4:14,429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16383616383616">
            <text:p>0.1163836164</text:p>
          </table:table-cell>
          <table:table-cell office:value-type="string">
            <text:p>[PATTERN, 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4:54,201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PATTERN, 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5:26,377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PATTERN, 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6:04,450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3958198664081">
            <text:p>0.3395819866</text:p>
          </table:table-cell>
          <table:table-cell office:value-type="string">
            <text:p>[PATTERN, 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6:37,302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84680025856497">
            <text:p>0.4846800259</text:p>
          </table:table-cell>
          <table:table-cell office:value-type="string">
            <text:p>[PATTERN, 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7:10,503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53307476836889">
            <text:p>0.5533074768</text:p>
          </table:table-cell>
          <table:table-cell office:value-type="string">
            <text:p>[PATTERN, 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7:42,360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53307476836889">
            <text:p>0.5533074768</text:p>
          </table:table-cell>
          <table:table-cell office:value-type="string">
            <text:p>[PATTERN, 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8:14,621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612131006248653">
            <text:p>0.6121310062</text:p>
          </table:table-cell>
          <table:table-cell office:value-type="string">
            <text:p>[PATTERN, 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8:48,735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ATTERN, 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9:25,022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6610644257703">
            <text:p>0.6766106443</text:p>
          </table:table-cell>
          <table:table-cell office:value-type="string">
            <text:p>[PATTERN, 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09:59,335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3531059482617">
            <text:p>0.6835310595</text:p>
          </table:table-cell>
          <table:table-cell office:value-type="string">
            <text:p>[PATTERN, 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0:31,986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ATTERN, PREDICAT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1:07,936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05688429217841">
            <text:p>0.1056884292</text:p>
          </table:table-cell>
          <table:table-cell office:value-type="string">
            <text:p>[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1:40,215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2:13,062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24786977728154">
            <text:p>0.1247869777</text:p>
          </table:table-cell>
          <table:table-cell office:value-type="string">
            <text:p>[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2:49,122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3:22,487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4:02,595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4:35,764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84680025856497">
            <text:p>0.4846800259</text:p>
          </table:table-cell>
          <table:table-cell office:value-type="string">
            <text:p>[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5:08,744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53307476836889">
            <text:p>0.5533074768</text:p>
          </table:table-cell>
          <table:table-cell office:value-type="string">
            <text:p>[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5:43,362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53307476836889">
            <text:p>0.5533074768</text:p>
          </table:table-cell>
          <table:table-cell office:value-type="string">
            <text:p>[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6:17,602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553307476836889">
            <text:p>0.5533074768</text:p>
          </table:table-cell>
          <table:table-cell office:value-type="string">
            <text:p>[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6:50,552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7:29,816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790346907994">
            <text:p>0.6779034691</text:p>
          </table:table-cell>
          <table:table-cell office:value-type="string">
            <text:p>[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8:03,228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4823884304853">
            <text:p>0.6848238843</text:p>
          </table:table-cell>
          <table:table-cell office:value-type="string">
            <text:p>[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8:38,999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9:12,045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105688429217841">
            <text:p>0.1056884292</text:p>
          </table:table-cell>
          <table:table-cell office:value-type="string">
            <text:p>[PATTERN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19:44,175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PATTERN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0:16,645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24786977728154">
            <text:p>0.1247869777</text:p>
          </table:table-cell>
          <table:table-cell office:value-type="string">
            <text:p>[PATTERN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0:49,704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PATTERN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1:25,700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PATTERN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2:05,218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PATTERN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2:38,127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84680025856497">
            <text:p>0.4846800259</text:p>
          </table:table-cell>
          <table:table-cell office:value-type="string">
            <text:p>[PATTERN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3:11,212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PATTERN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3:52,510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53307476836889">
            <text:p>0.5533074768</text:p>
          </table:table-cell>
          <table:table-cell office:value-type="string">
            <text:p>[PATTERN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4:30,895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612131006248653">
            <text:p>0.6121310062</text:p>
          </table:table-cell>
          <table:table-cell office:value-type="string">
            <text:p>[PATTERN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5:03,986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ATTERN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5:36,314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790346907994">
            <text:p>0.6779034691</text:p>
          </table:table-cell>
          <table:table-cell office:value-type="string">
            <text:p>[PATTERN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6:09,336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4823884304853">
            <text:p>0.6848238843</text:p>
          </table:table-cell>
          <table:table-cell office:value-type="string">
            <text:p>[PATTERN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6:43,124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ATTERN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7:16,426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0972850678733032">
            <text:p>0.0972850679</text:p>
          </table:table-cell>
          <table:table-cell office:value-type="string">
            <text:p>[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7:53,439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8:34,999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16383616383616">
            <text:p>0.1163836164</text:p>
          </table:table-cell>
          <table:table-cell office:value-type="string">
            <text:p>[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9:09,391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29:44,111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0:16,762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86640810170222">
            <text:p>0.3866408102</text:p>
          </table:table-cell>
          <table:table-cell office:value-type="string">
            <text:p>[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0:49,610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84680025856497">
            <text:p>0.4846800259</text:p>
          </table:table-cell>
          <table:table-cell office:value-type="string">
            <text:p>[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1:24,586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14091790562379">
            <text:p>0.5140917906</text:p>
          </table:table-cell>
          <table:table-cell office:value-type="string">
            <text:p>[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1:57,162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53307476836889">
            <text:p>0.5533074768</text:p>
          </table:table-cell>
          <table:table-cell office:value-type="string">
            <text:p>[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2:35,774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612131006248653">
            <text:p>0.6121310062</text:p>
          </table:table-cell>
          <table:table-cell office:value-type="string">
            <text:p>[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3:09,581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3:42,580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6610644257703">
            <text:p>0.6766106443</text:p>
          </table:table-cell>
          <table:table-cell office:value-type="string">
            <text:p>[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4:15,643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3531059482617">
            <text:p>0.6835310595</text:p>
          </table:table-cell>
          <table:table-cell office:value-type="string">
            <text:p>[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4:48,461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5:24,325 INFO [org.aksw.hawk.controller.Pipeline.run] 144 - &lt;F@n</text:p>
          </table:table-cell>
          <table:table-cell office:value-type="float" office:value="1">
            <text:p>1</text:p>
          </table:table-cell>
          <table:table-cell office:value-type="float" office:value="0.0972850678733032">
            <text:p>0.0972850679</text:p>
          </table:table-cell>
          <table:table-cell office:value-type="string">
            <text:p>[PATTERN, 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5:59,161 INFO [org.aksw.hawk.controller.Pipeline.run] 144 - &lt;F@n</text:p>
          </table:table-cell>
          <table:table-cell office:value-type="float" office:value="2">
            <text:p>2</text:p>
          </table:table-cell>
          <table:table-cell office:value-type="float" office:value="0.105688429217841">
            <text:p>0.1056884292</text:p>
          </table:table-cell>
          <table:table-cell office:value-type="string">
            <text:p>[PATTERN, 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6:31,751 INFO [org.aksw.hawk.controller.Pipeline.run] 144 - &lt;F@n</text:p>
          </table:table-cell>
          <table:table-cell office:value-type="float" office:value="3">
            <text:p>3</text:p>
          </table:table-cell>
          <table:table-cell office:value-type="float" office:value="0.105688429217841">
            <text:p>0.1056884292</text:p>
          </table:table-cell>
          <table:table-cell office:value-type="string">
            <text:p>[PATTERN, 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7:05,559 INFO [org.aksw.hawk.controller.Pipeline.run] 144 - &lt;F@n</text:p>
          </table:table-cell>
          <table:table-cell office:value-type="float" office:value="4">
            <text:p>4</text:p>
          </table:table-cell>
          <table:table-cell office:value-type="float" office:value="0.213022271845801">
            <text:p>0.2130222718</text:p>
          </table:table-cell>
          <table:table-cell office:value-type="string">
            <text:p>[PATTERN, 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7:39,203 INFO [org.aksw.hawk.controller.Pipeline.run] 144 - &lt;F@n</text:p>
          </table:table-cell>
          <table:table-cell office:value-type="float" office:value="5">
            <text:p>5</text:p>
          </table:table-cell>
          <table:table-cell office:value-type="float" office:value="0.221934927817281">
            <text:p>0.2219349278</text:p>
          </table:table-cell>
          <table:table-cell office:value-type="string">
            <text:p>[PATTERN, 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8:12,672 INFO [org.aksw.hawk.controller.Pipeline.run] 144 - &lt;F@n</text:p>
          </table:table-cell>
          <table:table-cell office:value-type="float" office:value="6">
            <text:p>6</text:p>
          </table:table-cell>
          <table:table-cell office:value-type="float" office:value="0.33958198664081">
            <text:p>0.3395819866</text:p>
          </table:table-cell>
          <table:table-cell office:value-type="string">
            <text:p>[PATTERN, 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8:45,317 INFO [org.aksw.hawk.controller.Pipeline.run] 144 - &lt;F@n</text:p>
          </table:table-cell>
          <table:table-cell office:value-type="float" office:value="7">
            <text:p>7</text:p>
          </table:table-cell>
          <table:table-cell office:value-type="float" office:value="0.484680025856497">
            <text:p>0.4846800259</text:p>
          </table:table-cell>
          <table:table-cell office:value-type="string">
            <text:p>[PATTERN, 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9:17,922 INFO [org.aksw.hawk.controller.Pipeline.run] 144 - &lt;F@n</text:p>
          </table:table-cell>
          <table:table-cell office:value-type="float" office:value="8">
            <text:p>8</text:p>
          </table:table-cell>
          <table:table-cell office:value-type="float" office:value="0.553307476836889">
            <text:p>0.5533074768</text:p>
          </table:table-cell>
          <table:table-cell office:value-type="string">
            <text:p>[PATTERN, 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39:54,258 INFO [org.aksw.hawk.controller.Pipeline.run] 144 - &lt;F@n</text:p>
          </table:table-cell>
          <table:table-cell office:value-type="float" office:value="9">
            <text:p>9</text:p>
          </table:table-cell>
          <table:table-cell office:value-type="float" office:value="0.553307476836889">
            <text:p>0.5533074768</text:p>
          </table:table-cell>
          <table:table-cell office:value-type="string">
            <text:p>[PATTERN, 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40:37,170 INFO [org.aksw.hawk.controller.Pipeline.run] 144 - &lt;F@n</text:p>
          </table:table-cell>
          <table:table-cell office:value-type="float" office:value="10">
            <text:p>10</text:p>
          </table:table-cell>
          <table:table-cell office:value-type="float" office:value="0.612131006248653">
            <text:p>0.6121310062</text:p>
          </table:table-cell>
          <table:table-cell office:value-type="string">
            <text:p>[PATTERN, 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41:22,050 INFO [org.aksw.hawk.controller.Pipeline.run] 144 - &lt;F@n</text:p>
          </table:table-cell>
          <table:table-cell office:value-type="float" office:value="20">
            <text:p>20</text:p>
          </table:table-cell>
          <table:table-cell office:value-type="float" office:value="0.670954535660418">
            <text:p>0.6709545357</text:p>
          </table:table-cell>
          <table:table-cell office:value-type="string">
            <text:p>[PATTERN, 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42:01,922 INFO [org.aksw.hawk.controller.Pipeline.run] 144 - &lt;F@n</text:p>
          </table:table-cell>
          <table:table-cell office:value-type="float" office:value="30">
            <text:p>30</text:p>
          </table:table-cell>
          <table:table-cell office:value-type="float" office:value="0.676610644257703">
            <text:p>0.6766106443</text:p>
          </table:table-cell>
          <table:table-cell office:value-type="string">
            <text:p>[PATTERN, 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42:35,265 INFO [org.aksw.hawk.controller.Pipeline.run] 144 - &lt;F@n</text:p>
          </table:table-cell>
          <table:table-cell office:value-type="float" office:value="40">
            <text:p>40</text:p>
          </table:table-cell>
          <table:table-cell office:value-type="float" office:value="0.683531059482617">
            <text:p>0.6835310595</text:p>
          </table:table-cell>
          <table:table-cell office:value-type="string">
            <text:p>[PATTERN, 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  <table:table-row table:style-name="ro1">
          <table:table-cell office:value-type="string">
            <text:p>00:43:06,792 INFO [org.aksw.hawk.controller.Pipeline.run] 144 - &lt;F@n</text:p>
          </table:table-cell>
          <table:table-cell office:value-type="float" office:value="50">
            <text:p>50</text:p>
          </table:table-cell>
          <table:table-cell office:value-type="float" office:value="0.719920275802629">
            <text:p>0.7199202758</text:p>
          </table:table-cell>
          <table:table-cell office:value-type="string">
            <text:p>[PATTERN, PREDICATES, NR_OF_TYPES, NR_OF_TERMS, NR_OF_CONSTRAINTS]</text:p>
          </table:table-cell>
          <table:table-cell office:value-type="string">
            <text:p>/Users/ricardousbeck/Dropbox/Dissertation/git-workspace/hawk/resources/qald-4_hybrid_train.xml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7T17:57:30</dc:date>
    <meta:document-statistic meta:table-count="1" meta:cell-count="2170" meta:object-count="0"/>
    <meta:generator>LibreOffice/3.6$MacOSX_x86 LibreOffice_project/e29a214-2bbed72-0621de6-a97528c-8f066d</meta:generator>
  </office:meta>
</office:document-meta>
</file>